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388f" officeooo:paragraph-rsid="001707b2"/>
    </style:style>
    <style:style style:name="P2" style:family="paragraph" style:parent-style-name="Standard">
      <style:paragraph-properties fo:text-align="start" style:justify-single-word="false"/>
      <style:text-properties officeooo:rsid="0005388f" officeooo:paragraph-rsid="00197c41"/>
    </style:style>
    <style:style style:name="P3" style:family="paragraph" style:parent-style-name="Standard">
      <style:paragraph-properties fo:text-align="start" style:justify-single-word="false"/>
      <style:text-properties officeooo:rsid="0006c382" officeooo:paragraph-rsid="00197c41"/>
    </style:style>
    <style:style style:name="P4" style:family="paragraph" style:parent-style-name="Standard">
      <style:text-properties officeooo:rsid="00088640" officeooo:paragraph-rsid="00088640"/>
    </style:style>
    <style:style style:name="P5" style:family="paragraph" style:parent-style-name="Standard">
      <style:text-properties officeooo:rsid="000c074c" officeooo:paragraph-rsid="0016e361"/>
    </style:style>
    <style:style style:name="P6" style:family="paragraph" style:parent-style-name="Standard">
      <style:text-properties officeooo:rsid="000df891" officeooo:paragraph-rsid="000df891"/>
    </style:style>
    <style:style style:name="P7" style:family="paragraph" style:parent-style-name="Standard">
      <style:text-properties officeooo:paragraph-rsid="00111922"/>
    </style:style>
    <style:style style:name="P8" style:family="paragraph" style:parent-style-name="Standard">
      <style:text-properties fo:font-weight="bold" officeooo:rsid="00181bcf" officeooo:paragraph-rsid="00181bcf" style:font-weight-asian="bold" style:font-weight-complex="bold"/>
    </style:style>
    <style:style style:name="P9" style:family="paragraph" style:parent-style-name="Standard">
      <style:text-properties officeooo:paragraph-rsid="001707b2"/>
    </style:style>
    <style:style style:name="P10" style:family="paragraph" style:parent-style-name="Standard">
      <style:text-properties officeooo:paragraph-rsid="0019f22d"/>
    </style:style>
    <style:style style:name="P11" style:family="paragraph" style:parent-style-name="Standard">
      <style:text-properties officeooo:rsid="001a59f3" officeooo:paragraph-rsid="001a59f3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c382" style:font-weight-asian="bold" style:font-weight-complex="bold"/>
    </style:style>
    <style:style style:name="T4" style:family="text">
      <style:text-properties officeooo:rsid="0006c382"/>
    </style:style>
    <style:style style:name="T5" style:family="text">
      <style:text-properties officeooo:rsid="001707b2"/>
    </style:style>
    <style:style style:name="T6" style:family="text">
      <style:text-properties officeooo:rsid="00197c41"/>
    </style:style>
    <style:style style:name="T7" style:family="text">
      <style:text-properties fo:font-weight="bold" officeooo:rsid="00197c41" style:font-weight-asian="bold" style:font-weight-complex="bold"/>
    </style:style>
    <style:style style:name="T8" style:family="text">
      <style:text-properties officeooo:rsid="000a4fd7"/>
    </style:style>
    <style:style style:name="T9" style:family="text">
      <style:text-properties officeooo:rsid="000c074c"/>
    </style:style>
    <style:style style:name="T10" style:family="text">
      <style:text-properties officeooo:rsid="000da0dc"/>
    </style:style>
    <style:style style:name="T11" style:family="text">
      <style:text-properties fo:font-weight="bold" officeooo:rsid="00181bcf" style:font-weight-asian="bold" style:font-weight-complex="bold"/>
    </style:style>
    <style:style style:name="T12" style:family="text">
      <style:text-properties officeooo:rsid="000f6ef6"/>
    </style:style>
    <style:style style:name="T13" style:family="text">
      <style:text-properties officeooo:rsid="000e6abc"/>
    </style:style>
    <style:style style:name="T14" style:family="text">
      <style:text-properties officeooo:rsid="001a59f3"/>
    </style:style>
    <style:style style:name="T15" style:family="text">
      <style:text-properties officeooo:rsid="001c42b5"/>
    </style:style>
    <style:style style:name="T16" style:family="text">
      <style:text-properties officeooo:rsid="00111922"/>
    </style:style>
    <style:style style:name="T17" style:family="text">
      <style:text-properties officeooo:rsid="001d4fdf"/>
    </style:style>
    <style:style style:name="T18" style:family="text">
      <style:text-properties officeooo:rsid="0011c098"/>
    </style:style>
    <style:style style:name="T19" style:family="text">
      <style:text-properties officeooo:rsid="0013a522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19f22d"/>
    </style:style>
    <style:style style:name="T22" style:family="text">
      <style:text-properties fo:font-weight="bold" officeooo:rsid="0019f22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ocumentazione progetto Object Orientation</text:span><text:span text:style-name="T2"><text:line-break/>Gestore ToD</text:span><text:span text:style-name="T3">o</text:span><text:span text:style-name="T4"><text:line-break/></text:span><text:span text:style-name="T5">Pistone Francesco (N86005276)</text:span></text:p>
      <text:p text:style-name="P2"><text:span text:style-name="T4"><text:line-break/></text:span><text:span text:style-name="T3">Introduzione al programma</text:span><text:span text:style-name="T4"><text:line-break/>Lo scopo del progetto è quello di realizzare un’ applicazione in </text:span><text:span text:style-name="T6">J</text:span><text:span text:style-name="T4">ava che consenta di tenere traccia degli impegni dell’utente ispirandosi al famoso software “</text:span><text:span text:style-name="T3">Trell</text:span><text:span text:style-name="T2">o</text:span>”</text:p>
      <text:p text:style-name="P3"/>
      <text:p text:style-name="P3"><text:span text:style-name="T7">Model</text:span><text:line-break/>Nel model vi sono tre classi fondamentali:<text:line-break/>la prima è la classe Bacheca: ogni utente dispone di 3 bacheche, denominate rispettivamente: Università, Lavoro e Tempo libero; ogni bacheca è univoca per utente.</text:p>
      <text:p text:style-name="P4">La seconda è la classe ToDo: essa rappresenta la singola attività. Ogni utente è in grado di creare, cancellare, alterare <text:span text:style-name="T8">o condividere</text:span> un ToDo. <text:span text:style-name="T8">Il campo “scadenza” identifica se un ToDo in bacheca è in corso, scaduto, o in procinto di scadere. </text:span><text:span text:style-name="T9">Tramite apposito tasto fornito dalla GUI l’utente può evidenziare solo le attività scadute o che sono prossime ad esserlo.</text:span></text:p>
      <text:p text:style-name="P5">La terza è la classe Utente: per semplicità sono stati inseriti due utenti con credenziali univoche. I signori Mario e Luigi tramite l’inserimento delle loro credenziali, potranno eseguire il login e visionare i loro ToDo o crearne di nuovi. Se l’utente Mario desidera creare un ToDo e condividerlo con l’utente Luigi, Dovrà inserire il nome “Luigi” nella barra ricerca <text:span text:style-name="T10">dopo aver cliccato il tasto inerente all’attività in corso.</text:span></text:p>
      <text:p text:style-name="P5"/>
      <text:p text:style-name="P5"><text:span text:style-name="T11">Interfaccia grafica</text:span><text:span text:style-name="T10"><text:line-break/></text:span><text:span text:style-name="T12">La classe “Home” è il fulcro dell’applicativo, essa </text:span><text:span text:style-name="T10">gestisce l’interfaccia grafica attraverso cui l’utente può visualizzare e gestire le proprie attività </text:span></text:p>
      <text:p text:style-name="P6">Il login dell’applicativo è stato realizzato con la tecnologia “Swing”. All’avvio dell’applicazione l’utente si troverà davanti un form con i campi mail e password, e un tasto di login.</text:p>
      <text:p text:style-name="P6">Le credenziali dei nostri utenti immaginari sono le seguenti<text:line-break/>Primo utente.<text:line-break/>Mail: “Mario”; <text:s/>Password:”m123”<text:line-break/>Secondo utente.<text:line-break/>Mail:”Luigi”; Password:”l123”.</text:p>
      <text:p text:style-name="P7"><text:span text:style-name="T13">Qualora le credenziali inserite fossero errate, il sistema lo segnala tramite un messaggio a schermo di colore rosso; </text:span><text:span text:style-name="T12">in caso contrario, il sistema permette l’accesso all’area riservata dell’utente, dove potrà consultare e gestire i propri ToDo. Vale la pena ricordare che alla creazione di una nuova attività tramite pulsante, il sistema aprirà un’ulteriore finestra con i campi da compilare del rispettivo ToDo, </text:span><text:span text:style-name="T14">ch</text:span><text:span text:style-name="T15">e</text:span><text:span text:style-name="T14"> per potere esistere, necessita almeno del titolo. Si presti </text:span><text:span text:style-name="T12">attenzione </text:span><text:span text:style-name="T14">anche</text:span><text:span text:style-name="T12"> al campo “scadenza”, dal momento che se non verrà rispettata la sequenza “YYYY-MM-DD”, il sistema segnalerà un messaggio di errore, impedendo la creazione del ToDo. </text:span><text:span text:style-name="T14">L’utente inoltre può spostare un’attività esistente in termini di posizione nella stessa bacheca o in un’altra. </text:span><text:span text:style-name="T15">È possibile inoltre l’inserimento di link URL o immagini alla creazione o alla modifica dell’attività, la visualizzazione invece è dipesa da i tasti presenti sul relativo ToDo.</text:span></text:p>
      <text:p text:style-name="P7"/>
      <text:p text:style-name="P8">Connessione al Database</text:p>
      <text:p text:style-name="P9"><text:span text:style-name="T16">L’applicazione è supportata da un database </text:span><text:span text:style-name="T17">realizzato</text:span><text:span text:style-name="T16"> in PostgreSQL </text:span><text:span text:style-name="T18">dove all’interno vi sono le informazioni relative agli utenti Mario e Luigi e le relative tabelle </text:span><text:span text:style-name="T19">legate alle classi.<text:line-break/></text:span>La comunicazione tra l’applicazione Java e il database avviene tramite <text:span text:style-name="Strong_20_Emphasis"><text:span text:style-name="T20">JDBC (Java Database Connectivity)</text:span></text:span><text:span text:style-name="T20">. </text:span><text:span text:style-name="T16"><text:line-break/></text:span><text:span text:style-name="T18">La classe “Connes</text:span><text:span text:style-name="T5">s</text:span><text:span text:style-name="T18">ioneDB” si occupa di aprire e chiudere la connessione col database, per evitare congestione del traffico, può esistere una sola istanza di connessione per volta. </text:span><text:span text:style-name="T13"><text:line-break/></text:span>Per gestire l’accesso ai dati memorizzati nel database è stato utilizzato il <text:span text:style-name="Strong_20_Emphasis"><text:span text:style-name="T20">pattern DAO (Data Access Object)</text:span></text:span><text:span text:style-name="T20">. </text:span><text:line-break/><text:soft-page-break/><text:span text:style-name="T21">All’interno del Package “DAO” vi sono tutte le informazioni relative all’interfaccia delle rispettive classi mentre nel Package “ImplementazionePostgresDAO” </text:span>sono presenti le classi che implementano concretamente le operazioni definite nelle interfacce DAO. </text:p>
      <text:p text:style-name="P10"><text:span text:style-name="T21">Nello specifico:<text:line-break/></text:span><text:span text:style-name="T22">UtentePostregresDAO</text:span><text:span text:style-name="T21"> </text:span>verifica che<text:span text:style-name="T20"> </text:span><text:span text:style-name="Strong_20_Emphasis"><text:span text:style-name="T20">login e password corrispondano a un record presente nella tabella utenti</text:span></text:span>, consentendo l’accesso solo in caso di credenziali corrette.</text:p>
      <text:p text:style-name="P10"><text:span text:style-name="T22">BachechePostgresDAO</text:span><text:span text:style-name="T21"> </text:span>si occupa della gestione delle bacheche associate agli utenti. <text:span text:style-name="T21">Eventualmente venisse creato un nuovo utente, il sistema procederà a inserire le tre bacheche di default (Università, Lavoro e Tempo libero)</text:span></text:p>
      <text:p text:style-name="P11"><text:span text:style-name="T2">TodoPostgresDAO</text:span> gestisce tutte le operazioni relative alle attività, come la creazione, il recupero, la cancellazione…</text:p>
      <text:p text:style-name="P11"><text:span text:style-name="T2">CondivisioniPostgresDAO</text:span> gestisce la condivisione dei Todo in termini di aggiunta, rimozione o visualizzazion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9T20:31:26.789224700</meta:creation-date>
    <dc:date>2026-03-12T16:55:38.728218800</dc:date>
    <meta:editing-duration>PT2H20M26S</meta:editing-duration>
    <meta:editing-cycles>13</meta:editing-cycles>
    <meta:generator>LibreOffice/25.2.7.2$Windows_X86_64 LibreOffice_project/5cbfd1ab6520636bb5f7b99185aa69bd7456825d</meta:generator>
    <meta:document-statistic meta:table-count="0" meta:image-count="0" meta:object-count="0" meta:page-count="2" meta:paragraph-count="15" meta:word-count="614" meta:character-count="4245" meta:non-whitespace-character-count="3639"/>
  </office:meta>
</office:document-meta>
</file>